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luxID</text:p>
          </table:table-cell>
          <table:table-cell office:value-type="string" calcext:value-type="string">
            <text:p>slope_tz</text:p>
          </table:table-cell>
          <table:table-cell office:value-type="string" calcext:value-type="string">
            <text:p>air_temp</text:p>
          </table:table-cell>
          <table:table-cell office:value-type="string" calcext:value-type="string">
            <text:p>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505922646365" calcext:value-type="float">
            <text:p>1.55505922646365</text:p>
          </table:table-cell>
          <table:table-cell office:value-type="float" office:value="7.307" calcext:value-type="float">
            <text:p>7.307</text:p>
          </table:table-cell>
          <table:table-cell table:formula="of:=([.B2]*(24.5+0.075))/(0.082057*[.C2]*0.0625)" office:value-type="float" office:value="1019.77814669392" calcext:value-type="float">
            <text:p>1019.77814669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281695701079" calcext:value-type="float">
            <text:p>0.85281695701079</text:p>
          </table:table-cell>
          <table:table-cell office:value-type="float" office:value="7.376" calcext:value-type="float">
            <text:p>7.376</text:p>
          </table:table-cell>
          <table:table-cell table:formula="of:=([.B3]*(24.5+0.075))/(0.082057*[.C3]*0.0625)" office:value-type="float" office:value="554.029376451382" calcext:value-type="float">
            <text:p>554.029376451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3034598564071" calcext:value-type="float">
            <text:p>0.303034598564071</text:p>
          </table:table-cell>
          <table:table-cell office:value-type="float" office:value="7.464" calcext:value-type="float">
            <text:p>7.464</text:p>
          </table:table-cell>
          <table:table-cell table:formula="of:=([.B4]*(24.5+0.075))/(0.082057*[.C4]*0.0625)" office:value-type="float" office:value="194.544277053121" calcext:value-type="float">
            <text:p>194.5442770531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967031819391" calcext:value-type="float">
            <text:p>1.12967031819391</text:p>
          </table:table-cell>
          <table:table-cell office:value-type="float" office:value="7.766" calcext:value-type="float">
            <text:p>7.766</text:p>
          </table:table-cell>
          <table:table-cell table:formula="of:=([.B5]*(24.5+0.075))/(0.082057*[.C5]*0.0625)" office:value-type="float" office:value="697.031180156117" calcext:value-type="float">
            <text:p>697.031180156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314276327149" calcext:value-type="float">
            <text:p>1.46314276327149</text:p>
          </table:table-cell>
          <table:table-cell office:value-type="float" office:value="7.709" calcext:value-type="float">
            <text:p>7.709</text:p>
          </table:table-cell>
          <table:table-cell table:formula="of:=([.B6]*(24.5+0.075))/(0.082057*[.C6]*0.0625)" office:value-type="float" office:value="909.466134413417" calcext:value-type="float">
            <text:p>909.466134413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594505070332" calcext:value-type="float">
            <text:p>0.42594505070332</text:p>
          </table:table-cell>
          <table:table-cell office:value-type="float" office:value="7.748" calcext:value-type="float">
            <text:p>7.748</text:p>
          </table:table-cell>
          <table:table-cell table:formula="of:=([.B7]*(24.5+0.075))/(0.082057*[.C7]*0.0625)" office:value-type="float" office:value="263.427941552422" calcext:value-type="float">
            <text:p>263.427941552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ph Gaudard</meta:initial-creator>
    <meta:creation-date>2024-01-25T10:51:04.152436336</meta:creation-date>
    <dc:date>2024-01-25T11:12:03.715370804</dc:date>
    <dc:creator>Joseph Gaudard</dc:creator>
    <meta:editing-duration>PT20M59S</meta:editing-duration>
    <meta:editing-cycles>2</meta:editing-cycles>
    <meta:generator>LibreOffice/7.6.4.1$Linux_X86_64 LibreOffice_project/60$Build-1</meta:generator>
    <meta:document-statistic meta:table-count="1" meta:cell-count="28" meta:object-count="0"/>
  </office:meta>
</office:document-meta>
</file>